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style:font-face style:name="Mangal1" svg:font-family="Mangal"/>
    <style:font-face style:name="OpenSymbol" svg:font-family="OpenSymbo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automatic-styles>
    <style:style style:family="paragraph" style:list-style-name="OX_DEFAULT_LIST" style:name="a7a0cc8">
      <style:paragraph-properties/>
    </style:style>
    <style:style style:family="paragraph" style:list-style-name="OX_DEFAULT_LIST" style:name="a2c53d5">
      <style:paragraph-properties/>
    </style:style>
    <style:style style:family="paragraph" style:list-style-name="ListStyle-ImageLabel" style:name="a415c7f">
      <style:paragraph-properties/>
    </style:style>
    <style:style style:family="text" style:name="a495bf7">
      <style:text-properties fo:color="#3deb3d" fo:font-weight="bold" style:font-weight-asian="bold" style:font-weight-complex="bold"/>
    </style:style>
    <style:style style:family="paragraph" style:list-style-name="ListStyle-LetterLowerCaseLabel" style:name="af9c2be">
      <style:paragraph-properties/>
      <style:text-properties/>
    </style:style>
    <style:style style:family="text" style:name="a6f50cb">
      <style:text-properties fo:color="#3deb3d" fo:font-weight="bold" style:font-weight-asian="bold" style:font-weight-complex="bold"/>
    </style:style>
    <style:style style:family="paragraph" style:list-style-name="ListStyle-RomanLowerCaseLabel" style:name="aaaf63e">
      <style:paragraph-properties/>
      <style:text-properties/>
    </style:style>
    <style:style style:family="text" style:name="a643c2d">
      <style:text-properties fo:color="#3deb3d" fo:font-weight="bold" style:font-weight-asian="bold" style:font-weight-complex="bold"/>
    </style:style>
    <style:style style:family="text" style:name="aa1b892">
      <style:text-properties fo:color="#3deb3d" fo:font-weight="bold" style:font-weight-asian="bold" style:font-weight-complex="bold"/>
    </style:style>
    <style:style style:family="paragraph" style:list-style-name="ListStyle-LetterLowerCaseLabel" style:name="a0f2f4e">
      <style:paragraph-properties/>
      <style:text-properties/>
    </style:style>
    <style:style style:family="text" style:name="a827b31">
      <style:text-properties fo:color="#3deb3d" fo:font-weight="bold" style:font-weight-asian="bold" style:font-weight-complex="bold"/>
    </style:style>
    <style:style style:family="paragraph" style:list-style-name="ListStyle-LetterUpperCaseLabel" style:name="a95795e">
      <style:paragraph-properties/>
      <style:text-properties/>
    </style:style>
    <style:style style:family="text" style:name="a4f5d0b">
      <style:text-properties fo:color="#3deb3d" fo:font-weight="bold" style:font-weight-asian="bold" style:font-weight-complex="bold"/>
    </style:style>
    <style:style style:family="text" style:name="ac940d5">
      <style:text-properties fo:color="#3deb3d" fo:font-weight="bold" style:font-weight-asian="bold" style:font-weight-complex="bold"/>
    </style:style>
    <style:style style:family="paragraph" style:list-style-name="ListStyle-LetterLowerCaseLabel" style:name="afe168a">
      <style:paragraph-properties/>
      <style:text-properties/>
    </style:style>
    <style:style style:family="text" style:name="a57b055">
      <style:text-properties fo:color="#3deb3d" fo:font-weight="bold" style:font-weight-asian="bold" style:font-weight-complex="bold"/>
    </style:style>
    <style:style style:family="text" style:name="ae42343">
      <style:text-properties fo:color="#3deb3d" fo:font-weight="bold" style:font-weight-asian="bold" style:font-weight-complex="bold"/>
    </style:style>
    <style:style style:family="paragraph" style:list-style-name="ListStyle-RomanLowerCaseLabel" style:name="a492f7c">
      <style:paragraph-properties/>
      <style:text-properties/>
    </style:style>
    <style:style style:family="text" style:name="acc1da5">
      <style:text-properties fo:color="#3deb3d" fo:font-weight="bold" style:font-weight-asian="bold" style:font-weight-complex="bold"/>
    </style:style>
    <style:style style:family="text" style:name="a00733f">
      <style:text-properties fo:color="#3deb3d" fo:font-weight="bold" style:font-weight-asian="bold" style:font-weight-complex="bold"/>
    </style:style>
    <style:style style:family="text" style:name="ae01269">
      <style:text-properties fo:color="#3deb3d" fo:font-weight="bold" style:font-weight-asian="bold" style:font-weight-complex="bold"/>
    </style:style>
    <style:style style:family="paragraph" style:list-style-name="ListStyle-LetterLowerCaseLabel" style:name="aecd07a">
      <style:paragraph-properties/>
      <style:text-properties/>
    </style:style>
    <style:style style:family="text" style:name="a8eceab">
      <style:text-properties fo:color="#3deb3d" fo:font-weight="bold" style:font-weight-asian="bold" style:font-weight-complex="bold"/>
    </style:style>
    <style:style style:family="paragraph" style:list-style-name="ListStyle-RomanUpperCaseLabel" style:name="a9c66e1">
      <style:paragraph-properties/>
      <style:text-properties/>
    </style:style>
    <style:style style:family="text" style:name="a2f14cc">
      <style:text-properties fo:color="#3deb3d" fo:font-weight="bold" style:font-weight-asian="bold" style:font-weight-complex="bold"/>
    </style:style>
    <style:style style:family="text" style:name="a12b186">
      <style:text-properties fo:color="#3deb3d" fo:font-weight="bold" style:font-weight-asian="bold" style:font-weight-complex="bold"/>
    </style:style>
    <style:style style:family="paragraph" style:list-style-name="ListStyle-LetterLowerCaseLabel" style:name="ad07993">
      <style:paragraph-properties/>
      <style:text-properties/>
    </style:style>
    <style:style style:family="text" style:name="a1b0d92">
      <style:text-properties fo:color="#3deb3d" fo:font-weight="bold" style:font-weight-asian="bold" style:font-weight-complex="bold"/>
    </style:style>
    <style:style style:family="text" style:name="a7fac41">
      <style:text-properties fo:color="#3deb3d" fo:font-weight="bold" style:font-weight-asian="bold" style:font-weight-complex="bold"/>
    </style:style>
    <style:style style:family="paragraph" style:list-style-name="ListStyle-RomanLowerCaseLabel" style:name="a6416f0">
      <style:paragraph-properties/>
      <style:text-properties/>
    </style:style>
    <style:style style:family="text" style:name="a485968">
      <style:text-properties fo:color="#3deb3d" fo:font-weight="bold" style:font-weight-asian="bold" style:font-weight-complex="bold"/>
    </style:style>
    <style:style style:family="text" style:name="a3b9603">
      <style:text-properties fo:color="#3deb3d" fo:font-weight="bold" style:font-weight-asian="bold" style:font-weight-complex="bold"/>
    </style:style>
    <style:style style:family="text" style:name="aa2f1d6">
      <style:text-properties fo:color="#3deb3d" fo:font-weight="bold" style:font-weight-asian="bold" style:font-weight-complex="bold"/>
    </style:style>
    <style:style style:family="paragraph" style:list-style-name="ListStyle-LetterLowerCaseLabel" style:name="ac2609f">
      <style:paragraph-properties/>
      <style:text-properties/>
    </style:style>
    <style:style style:family="text" style:name="a5da3e2">
      <style:text-properties fo:color="#3deb3d" fo:font-weight="bold" style:font-weight-asian="bold" style:font-weight-complex="bold"/>
    </style:style>
    <style:style style:family="text" style:name="aef43e8">
      <style:text-properties fo:color="#3deb3d" fo:font-weight="bold" style:font-weight-asian="bold" style:font-weight-complex="bold"/>
    </style:style>
    <style:style style:family="paragraph" style:list-style-name="ListStyle-LetterUpperCaseLabel" style:name="ab706d2">
      <style:paragraph-properties/>
      <style:text-properties/>
    </style:style>
    <style:style style:family="text" style:name="a0f0bd4">
      <style:text-properties fo:color="#3deb3d" fo:font-weight="bold" style:font-weight-asian="bold" style:font-weight-complex="bold"/>
    </style:style>
    <style:style style:family="text" style:name="a839550">
      <style:text-properties fo:color="#3deb3d" fo:font-weight="bold" style:font-weight-asian="bold" style:font-weight-complex="bold"/>
    </style:style>
    <style:style style:family="text" style:name="a01485e">
      <style:text-properties fo:color="#3deb3d" fo:font-weight="bold" style:font-weight-asian="bold" style:font-weight-complex="bold"/>
    </style:style>
    <style:style style:family="paragraph" style:list-style-name="ListStyle-LetterLowerCaseLabel" style:name="a365d04">
      <style:paragraph-properties/>
      <style:text-properties/>
    </style:style>
    <style:style style:family="text" style:name="aecc7bc">
      <style:text-properties fo:color="#3deb3d" fo:font-weight="bold" style:font-weight-asian="bold" style:font-weight-complex="bold"/>
    </style:style>
    <style:style style:family="text" style:name="a4e7ed3">
      <style:text-properties fo:color="#3deb3d" fo:font-weight="bold" style:font-weight-asian="bold" style:font-weight-complex="bold"/>
    </style:style>
    <style:style style:family="text" style:name="ac72024">
      <style:text-properties fo:color="#3deb3d" fo:font-weight="bold" style:font-weight-asian="bold" style:font-weight-complex="bold"/>
    </style:style>
    <style:style style:family="paragraph" style:list-style-name="ListStyle-RomanLowerCaseLabel" style:name="a777c67">
      <style:paragraph-properties/>
      <style:text-properties/>
    </style:style>
    <style:style style:family="text" style:name="ad752dc">
      <style:text-properties fo:color="#3deb3d" fo:font-weight="bold" style:font-weight-asian="bold" style:font-weight-complex="bold"/>
    </style:style>
    <style:style style:family="text" style:name="aff1ce5">
      <style:text-properties fo:color="#3deb3d" fo:font-weight="bold" style:font-weight-asian="bold" style:font-weight-complex="bold"/>
    </style:style>
    <style:style style:family="text" style:name="a67cdb6">
      <style:text-properties fo:color="#3deb3d" fo:font-weight="bold" style:font-weight-asian="bold" style:font-weight-complex="bold"/>
    </style:style>
    <style:style style:family="text" style:name="ab22c13">
      <style:text-properties fo:color="#3deb3d" fo:font-weight="bold" style:font-weight-asian="bold" style:font-weight-complex="bold"/>
    </style:style>
    <style:style style:family="paragraph" style:list-style-name="ListStyle-LetterLowerCaseLabel" style:name="a87173f">
      <style:paragraph-properties/>
      <style:text-properties/>
    </style:style>
    <style:style style:family="paragraph" style:list-style-name="OX_DEFAULT_LIST" style:name="ab6bc37">
      <style:paragraph-properties/>
    </style:style>
    <style:style style:family="paragraph" style:list-style-name="ListStyle-ImageLabel" style:name="aeb851e">
      <style:paragraph-properties/>
    </style:style>
    <style:style style:family="text" style:name="a402482">
      <style:text-properties fo:color="#3deb3d" fo:font-weight="bold" style:font-weight-asian="bold" style:font-weight-complex="bold"/>
    </style:style>
    <style:style style:family="paragraph" style:list-style-name="ListStyle-LetterUpperCaseLabel" style:name="a84bb84">
      <style:paragraph-properties/>
      <style:text-properties/>
    </style:style>
    <style:style style:family="text" style:name="a93f2d3">
      <style:text-properties fo:color="#3deb3d" fo:font-weight="bold" style:font-weight-asian="bold" style:font-weight-complex="bold"/>
    </style:style>
    <style:style style:family="paragraph" style:list-style-name="ListStyle-RomanUpperCaseLabel" style:name="ac09fa8">
      <style:paragraph-properties/>
      <style:text-properties/>
    </style:style>
    <style:style style:family="text" style:name="a88b118">
      <style:text-properties fo:color="#3deb3d" fo:font-weight="bold" style:font-weight-asian="bold" style:font-weight-complex="bold"/>
    </style:style>
    <style:style style:family="text" style:name="a181eac">
      <style:text-properties fo:color="#3deb3d" fo:font-weight="bold" style:font-weight-asian="bold" style:font-weight-complex="bold"/>
    </style:style>
    <style:style style:family="paragraph" style:list-style-name="ListStyle-LetterUpperCaseLabel" style:name="a9cf39c">
      <style:paragraph-properties/>
      <style:text-properties/>
    </style:style>
    <style:style style:family="paragraph" style:list-style-name="ListStyle-ImageLabel" style:name="ab5ed5d">
      <style:paragraph-properties/>
    </style:style>
    <style:style style:family="paragraph" style:list-style-name="ListStyle-ImageLabel" style:name="ad7e70f">
      <style:paragraph-properties/>
    </style:style>
    <style:style style:family="paragraph" style:list-style-name="ListStyle-ImageLabel" style:name="a5d74c1">
      <style:paragraph-properties/>
    </style:style>
    <style:style style:family="paragraph" style:list-style-name="ListStyle-ImageLabel" style:name="a99c216">
      <style:paragraph-properties/>
    </style:style>
    <style:style style:family="paragraph" style:list-style-name="ListStyle-ImageLabel" style:name="a95ba50">
      <style:paragraph-properties/>
    </style:style>
    <style:style style:family="paragraph" style:name="a4b57a4">
      <style:paragraph-properties/>
    </style:style>
    <text:list-style style:name="ListStyle-RomanLowerCaseLabel">
      <text:list-level-style-number style:num-format="i" style:num-suffix="." text:display-levels="1" text:level="1">
        <style:list-level-properties text:list-level-position-and-space-mode="label-alignment">
          <style:list-level-label-alignment fo:margin-left="12.7mm" fo:text-indent="-6.35mm" text:label-followed-by="listtab" text:list-tab-stop-position="12.7mm"/>
        </style:list-level-properties>
      </text:list-level-style-number>
      <text:list-level-style-number style:num-format="i" style:num-suffix="." text:display-levels="1" text:level="2">
        <style:list-level-properties text:list-level-position-and-space-mode="label-alignment">
          <style:list-level-label-alignment fo:margin-left="19.05mm" fo:text-indent="-6.35mm" text:label-followed-by="listtab" text:list-tab-stop-position="19.05mm"/>
        </style:list-level-properties>
      </text:list-level-style-number>
    </text:list-style>
    <text:list-style style:name="ListStyle-LetterLowerCaseLabel">
      <text:list-level-style-number style:num-format="a" style:num-suffix="." text:display-levels="1" text:level="1">
        <style:list-level-properties text:list-level-position-and-space-mode="label-alignment">
          <style:list-level-label-alignment fo:margin-left="12.7mm" fo:text-indent="-6.35mm" text:label-followed-by="listtab" text:list-tab-stop-position="12.7mm"/>
        </style:list-level-properties>
      </text:list-level-style-number>
      <text:list-level-style-number style:num-format="a" style:num-suffix="." text:display-levels="1" text:level="2">
        <style:list-level-properties text:list-level-position-and-space-mode="label-alignment">
          <style:list-level-label-alignment fo:margin-left="19.05mm" fo:text-indent="-6.35mm" text:label-followed-by="listtab" text:list-tab-stop-position="19.05mm"/>
        </style:list-level-properties>
      </text:list-level-style-number>
    </text:list-style>
    <text:list-style style:name="ListStyle-RomanUpperCaseLabel">
      <text:list-level-style-number style:num-format="I" style:num-suffix="." text:display-levels="1" text:level="1">
        <style:list-level-properties text:list-level-position-and-space-mode="label-alignment">
          <style:list-level-label-alignment fo:margin-left="12.7mm" fo:text-indent="-6.35mm" text:label-followed-by="listtab" text:list-tab-stop-position="12.7mm"/>
        </style:list-level-properties>
      </text:list-level-style-number>
      <text:list-level-style-number style:num-format="I" style:num-suffix="." text:display-levels="1" text:level="2">
        <style:list-level-properties text:list-level-position-and-space-mode="label-alignment">
          <style:list-level-label-alignment fo:margin-left="19.05mm" fo:text-indent="-6.35mm" text:label-followed-by="listtab" text:list-tab-stop-position="19.05mm"/>
        </style:list-level-properties>
      </text:list-level-style-number>
    </text:list-style>
    <text:list-style style:name="ListStyle-LetterUpperCaseLabel">
      <text:list-level-style-number style:num-format="A" style:num-suffix="." text:display-levels="1" text:level="1">
        <style:list-level-properties text:list-level-position-and-space-mode="label-alignment">
          <style:list-level-label-alignment fo:margin-left="12.7mm" fo:text-indent="-6.35mm" text:label-followed-by="listtab" text:list-tab-stop-position="12.7mm"/>
        </style:list-level-properties>
      </text:list-level-style-number>
      <text:list-level-style-number style:num-format="A" style:num-suffix="." text:display-levels="1" text:level="2">
        <style:list-level-properties text:list-level-position-and-space-mode="label-alignment">
          <style:list-level-label-alignment fo:margin-left="19.05mm" fo:text-indent="-6.35mm" text:label-followed-by="listtab" text:list-tab-stop-position="19.05mm"/>
        </style:list-level-properties>
      </text:list-level-style-number>
    </text:list-style>
    <text:list-style style:name="ListStyle-ImageLabel">
      <text:list-level-style-image text:level="1" xlink:actuate="onLoad" xlink:href="Pictures/100002000000000A0000000A1F4FBE6C.gif" xlink:show="embed" xlink:type="simple">
        <style:list-level-properties fo:height="2mm" fo:width="2mm" text:list-level-position-and-space-mode="label-alignment">
          <style:list-level-label-alignment fo:margin-left="12.7mm" fo:text-indent="-6.35mm" text:label-followed-by="listtab" text:list-tab-stop-position="12.7mm"/>
        </style:list-level-properties>
      </text:list-level-style-image>
      <text:list-level-style-image text:level="2" xlink:actuate="onLoad" xlink:href="Pictures/100002000000000A0000000A1F4FBE6C.gif" xlink:show="embed" xlink:type="simple">
        <style:list-level-properties fo:height="2mm" fo:width="2mm" text:list-level-position-and-space-mode="label-alignment">
          <style:list-level-label-alignment fo:margin-left="19.05mm" fo:text-indent="-6.35mm" text:label-followed-by="listtab" text:list-tab-stop-position="19.05mm"/>
        </style:list-level-properties>
      </text:list-level-style-image>
      <text:list-level-style-number style:num-format="1" style:num-suffix="." text:display-levels="1" text:level="3">
        <style:list-level-properties text:list-level-position-and-space-mode="label-alignment">
          <style:list-level-label-alignment fo:margin-left="25.4mm" fo:text-indent="-6.35mm" text:label-followed-by="listtab" text:list-tab-stop-position="25.4mm"/>
        </style:list-level-properties>
      </text:list-level-style-number>
      <text:list-level-style-number style:num-format="1" style:num-suffix="." text:display-levels="1" text:level="4">
        <style:list-level-properties text:list-level-position-and-space-mode="label-alignment">
          <style:list-level-label-alignment fo:margin-left="31.75mm" fo:text-indent="-6.35mm" text:label-followed-by="listtab" text:list-tab-stop-position="31.75mm"/>
        </style:list-level-properties>
      </text:list-level-style-number>
      <text:list-level-style-number style:num-format="1" style:num-suffix="." text:display-levels="1" text:level="5">
        <style:list-level-properties text:list-level-position-and-space-mode="label-alignment">
          <style:list-level-label-alignment fo:margin-left="38.1mm" fo:text-indent="-6.35mm" text:label-followed-by="listtab" text:list-tab-stop-position="38.1mm"/>
        </style:list-level-properties>
      </text:list-level-style-number>
      <text:list-level-style-number style:num-format="1" style:num-suffix="." text:display-levels="1" text:level="6">
        <style:list-level-properties text:list-level-position-and-space-mode="label-alignment">
          <style:list-level-label-alignment fo:margin-left="44.45mm" fo:text-indent="-6.35mm" text:label-followed-by="listtab" text:list-tab-stop-position="44.45mm"/>
        </style:list-level-properties>
      </text:list-level-style-number>
      <text:list-level-style-number style:num-format="1" style:num-suffix="." text:display-levels="1" text:level="7">
        <style:list-level-properties text:list-level-position-and-space-mode="label-alignment">
          <style:list-level-label-alignment fo:margin-left="50.8mm" fo:text-indent="-6.35mm" text:label-followed-by="listtab" text:list-tab-stop-position="50.8mm"/>
        </style:list-level-properties>
      </text:list-level-style-number>
      <text:list-level-style-number style:num-format="1" style:num-suffix="." text:display-levels="1" text:level="8">
        <style:list-level-properties text:list-level-position-and-space-mode="label-alignment">
          <style:list-level-label-alignment fo:margin-left="57.15mm" fo:text-indent="-6.35mm" text:label-followed-by="listtab" text:list-tab-stop-position="57.15mm"/>
        </style:list-level-properties>
      </text:list-level-style-number>
      <text:list-level-style-number style:num-format="1" style:num-suffix="." text:display-levels="1" text:level="9">
        <style:list-level-properties text:list-level-position-and-space-mode="label-alignment">
          <style:list-level-label-alignment fo:margin-left="63.5mm" fo:text-indent="-6.35mm" text:label-followed-by="listtab" text:list-tab-stop-position="63.5mm"/>
        </style:list-level-properties>
      </text:list-level-style-number>
    </text:list-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4b57a4">This is a test for resolving the list style being used for a list label.<text:s/></text:p>
      <text:list text:continue-numbering="true" text:style-name="ListStyle-ImageLabel" xml:id="list6357203421921001764">
        <text:list-item>
          <text:p text:style-name="a95ba50">The first level list uses a upper case roman numbering.</text:p>
        </text:list-item>
      </text:list>
      <text:list text:continue-numbering="true" text:style-name="ListStyle-ImageLabel" xml:id="list6357203421921001764">
        <text:list-item>
          <text:p text:style-name="a99c216">The first level list-item overrides with a upper case alphabetic numbering</text:p>
        </text:list-item>
      </text:list>
      <text:list text:continue-numbering="true" text:style-name="ListStyle-ImageLabel" xml:id="list6357203421921001764">
        <text:list-item>
          <text:p text:style-name="a5d74c1">The second level list has a lower case roman numbering</text:p>
        </text:list-item>
      </text:list>
      <text:list text:continue-numbering="true" text:style-name="ListStyle-ImageLabel" xml:id="list6357203421921001764">
        <text:list-item>
          <text:p text:style-name="ad7e70f">The second level list-item overrides with a lower-case alphabetic numbering</text:p>
        </text:list-item>
      </text:list>
      <text:list text:continue-numbering="true" text:style-name="ListStyle-ImageLabel" xml:id="list6357203421921001764">
        <text:list-item>
          <text:p text:style-name="ab5ed5d">Finally the paragraph within the list item is referencing to a list label using an image</text:p>
        </text:list-item>
      </text:list>
      <text:list text:continue-numbering="true" text:style-name="ListStyle-LetterUpperCaseLabel">
        <text:list-item>
          <text:p text:style-name="a9cf39c">binary:3 <text:span text:style-name="a181eac">Roman</text:span>, <text:span text:style-name="a88b118">Alpha</text:span><text:line-break/>Expected: A.</text:p>
        </text:list-item>
      </text:list>
      <text:list text:continue-numbering="true" text:style-name="ListStyle-RomanUpperCaseLabel">
        <text:list-item>
          <text:p text:style-name="ac09fa8">binary:2 <text:span text:style-name="a93f2d3">Roman</text:span>, Alpha<text:line-break/>Expected: I.</text:p>
        </text:list-item>
      </text:list>
      <text:list text:continue-numbering="true" text:style-name="ListStyle-LetterUpperCaseLabel">
        <text:list-item>
          <text:p text:style-name="a84bb84">binary:1 Roman, <text:span text:style-name="a402482">Alpha</text:span><text:line-break/>Expected: A.</text:p>
        </text:list-item>
      </text:list>
      <text:list text:continue-numbering="true" text:style-name="ListStyle-ImageLabel">
        <text:list-item>
          <text:p text:style-name="aeb851e">binary:0 Roman, Alpha, but list style referenced by paragraph style<text:line-break/>Expected: image label with red bullet</text:p>
        </text:list-item>
      </text:list>
      <text:list text:continue-numbering="true" text:style-name="OX_DEFAULT_LIST">
        <text:list-item>
          <text:p text:style-name="ab6bc37">binary:0 Roman, Alpha no paragraph style<text:line-break/>Expected: Implementation defined - AO/LO: bullet, MSO: no list, Calligra: number</text:p>
        </text:list-item>
      </text:list>
      <text:list text:continue-numbering="true" text:style-name="ListStyle-LetterLowerCaseLabel">
        <text:list-item>
          <text:list>
            <text:list-item>
              <text:p text:style-name="a87173f">binary:15 <text:span text:style-name="ab22c13">Roman</text:span>, <text:span text:style-name="a67cdb6">Alpha</text:span>, <text:span text:style-name="aff1ce5">roman</text:span>, <text:span text:style-name="ad752dc">alpha</text:span><text:line-break/>Expected: a.</text:p>
            </text:list-item>
          </text:list>
        </text:list-item>
      </text:list>
      <text:list text:continue-numbering="true" text:style-name="ListStyle-RomanLowerCaseLabel">
        <text:list-item>
          <text:list>
            <text:list-item>
              <text:p text:style-name="a777c67">binary:14 <text:span text:style-name="ac72024">Roman</text:span>, <text:span text:style-name="a4e7ed3">Alpha</text:span>, <text:span text:style-name="aecc7bc">roman</text:span>, alpha<text:line-break/>Expected: i.</text:p>
            </text:list-item>
          </text:list>
        </text:list-item>
      </text:list>
      <text:list text:continue-numbering="true" text:style-name="ListStyle-LetterLowerCaseLabel">
        <text:list-item>
          <text:list>
            <text:list-item>
              <text:p text:style-name="a365d04">binary:13 <text:span text:style-name="a01485e">Roman</text:span>, <text:span text:style-name="a839550">Alpha</text:span>, roman, <text:span text:style-name="a0f0bd4">alpha</text:span><text:line-break/>Expected: a.</text:p>
            </text:list-item>
          </text:list>
        </text:list-item>
      </text:list>
      <text:list text:continue-numbering="true" text:style-name="ListStyle-LetterUpperCaseLabel">
        <text:list-item>
          <text:list>
            <text:list-item>
              <text:p text:style-name="ab706d2">binary:12 <text:span text:style-name="aef43e8">Roman</text:span>, <text:span text:style-name="a5da3e2">Alpha</text:span>, roman, alpha<text:line-break/>Expected: A.</text:p>
            </text:list-item>
          </text:list>
        </text:list-item>
      </text:list>
      <text:list text:continue-numbering="true" text:style-name="ListStyle-LetterLowerCaseLabel">
        <text:list-item>
          <text:list>
            <text:list-item>
              <text:p text:style-name="ac2609f">binary:11 <text:span text:style-name="aa2f1d6">Roman</text:span>, Alpha, <text:span text:style-name="a3b9603">roman</text:span>, <text:span text:style-name="a485968">alpha</text:span><text:line-break/>Expected: a.</text:p>
            </text:list-item>
          </text:list>
        </text:list-item>
      </text:list>
      <text:list text:continue-numbering="true" text:style-name="ListStyle-RomanLowerCaseLabel">
        <text:list-item>
          <text:list>
            <text:list-item>
              <text:p text:style-name="a6416f0">binary:10 <text:span text:style-name="a7fac41">Roman</text:span>, Alpha, <text:span text:style-name="a1b0d92">roman</text:span>, alpha<text:line-break/>Expected: i.</text:p>
            </text:list-item>
          </text:list>
        </text:list-item>
      </text:list>
      <text:list text:continue-numbering="true" text:style-name="ListStyle-LetterLowerCaseLabel">
        <text:list-item>
          <text:list>
            <text:list-item>
              <text:p text:style-name="ad07993">binary:09 <text:span text:style-name="a12b186">Roman</text:span>, Alpha, roman, <text:span text:style-name="a2f14cc">alpha</text:span><text:line-break/>Expected: a.</text:p>
            </text:list-item>
          </text:list>
        </text:list-item>
      </text:list>
      <text:list text:continue-numbering="true" text:style-name="ListStyle-RomanUpperCaseLabel">
        <text:list-item>
          <text:list>
            <text:list-item>
              <text:p text:style-name="a9c66e1">binary:08 <text:span text:style-name="a8eceab">Roman</text:span>, Alpha, roman, alpha<text:line-break/>Expected: I.</text:p>
            </text:list-item>
          </text:list>
        </text:list-item>
      </text:list>
      <text:list text:continue-numbering="true" text:style-name="ListStyle-LetterLowerCaseLabel">
        <text:list-item>
          <text:list>
            <text:list-item>
              <text:p text:style-name="aecd07a">binary:07 Roman, <text:span text:style-name="ae01269">Alpha</text:span>, <text:span text:style-name="a00733f">roman</text:span>, <text:span text:style-name="acc1da5">alpha</text:span><text:line-break/>Expected: a.</text:p>
            </text:list-item>
          </text:list>
        </text:list-item>
      </text:list>
      <text:list text:continue-numbering="true" text:style-name="ListStyle-RomanLowerCaseLabel">
        <text:list-item>
          <text:list>
            <text:list-item>
              <text:p text:style-name="a492f7c">binary:06 Roman, <text:span text:style-name="ae42343">Alpha</text:span>, <text:span text:style-name="a57b055">roman</text:span>, alpha<text:line-break/>Expected: i.</text:p>
            </text:list-item>
          </text:list>
        </text:list-item>
      </text:list>
      <text:list text:continue-numbering="true" text:style-name="ListStyle-LetterLowerCaseLabel">
        <text:list-item>
          <text:list>
            <text:list-item>
              <text:p text:style-name="afe168a">binary:05 Roman, <text:span text:style-name="ac940d5">Alpha</text:span>, roman, <text:span text:style-name="a4f5d0b">alpha</text:span><text:line-break/>Expected: a.</text:p>
            </text:list-item>
          </text:list>
        </text:list-item>
      </text:list>
      <text:list text:continue-numbering="true" text:style-name="ListStyle-LetterUpperCaseLabel">
        <text:list-item>
          <text:list>
            <text:list-item>
              <text:p text:style-name="a95795e">binary:04 Roman, <text:span text:style-name="a827b31">Alpha</text:span>, roman, alpha<text:line-break/>Expected: A.</text:p>
            </text:list-item>
          </text:list>
        </text:list-item>
      </text:list>
      <text:list text:continue-numbering="true" text:style-name="ListStyle-LetterLowerCaseLabel">
        <text:list-item>
          <text:list>
            <text:list-item>
              <text:p text:style-name="a0f2f4e">binary:03 Roman, Alpha, <text:span text:style-name="aa1b892">roman</text:span>, <text:span text:style-name="a643c2d">alpha</text:span><text:line-break/>Expected: a.</text:p>
            </text:list-item>
          </text:list>
        </text:list-item>
      </text:list>
      <text:list text:continue-numbering="true" text:style-name="ListStyle-RomanLowerCaseLabel">
        <text:list-item>
          <text:list>
            <text:list-item>
              <text:p text:style-name="aaaf63e">binary:02 Roman, Alpha, <text:span text:style-name="a6f50cb">roman</text:span>, alpha<text:line-break/>Expected: i.</text:p>
            </text:list-item>
          </text:list>
        </text:list-item>
      </text:list>
      <text:list text:continue-numbering="true" text:style-name="ListStyle-LetterLowerCaseLabel">
        <text:list-item>
          <text:list>
            <text:list-item>
              <text:p text:style-name="af9c2be">binary:01 Roman, Alpha, roman, <text:span text:style-name="a495bf7">alpha</text:span><text:line-break/>Expected: a.</text:p>
            </text:list-item>
          </text:list>
        </text:list-item>
      </text:list>
      <text:list text:continue-numbering="true" text:style-name="ListStyle-ImageLabel">
        <text:list-item>
          <text:list>
            <text:list-item>
              <text:p text:style-name="a415c7f">binary:00 Roman, Alpha, roman, alpha, but image list style referenced by paragraph style<text:line-break/>Expected: image label with red bullet</text:p>
            </text:list-item>
          </text:list>
        </text:list-item>
      </text:list>
      <text:list text:continue-numbering="true" text:style-name="OX_DEFAULT_LIST">
        <text:list-item>
          <text:list>
            <text:list-item>
              <text:p text:style-name="a2c53d5">binary:00 Roman, Alpha, roman, alpha</text:p>
            </text:list-item>
          </text:list>
        </text:list-item>
      </text:list>
      <text:list text:continue-numbering="true" text:style-name="OX_DEFAULT_LIST">
        <text:list-item>
          <text:list>
            <text:list-header>
              <text:p text:style-name="a7a0cc8"/>
            </text:list-header>
          </text:list>
        </text:list-item>
      </text:list>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style:font-face style:name="Mangal1" svg:font-family="Mangal"/>
    <style:font-face style:name="OpenSymbol" svg:font-family="OpenSymbo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style style:family="paragraph">
      <style:text-properties fo:country="DE" fo:font-size="12pt" fo:language="de" style:font-name="Times New Roman" style:font-name-asian="SimSun" style:font-name-complex="Mangal" style:font-size-asian="12pt"/>
    </style:default-style>
    <style:style style:family="paragraph" style:name="Standard" style:parent-style-name="default_paragraph_style"/>
    <style:style style:display-name="Text body" style:family="paragraph" style:name="Text_20_body" style:parent-style-name="Standard">
      <style:paragraph-properties fo:background-color="#ff0000" fo:margin-bottom="2.12mm" fo:margin-top="0.0mm"/>
    </style:style>
    <style:style style:family="paragraph" style:name="Caption" style:parent-style-name="Standard">
      <style:paragraph-properties fo:margin-bottom="2.12mm" fo:margin-top="2.12mm"/>
      <style:text-properties fo:font-size="12pt" fo:font-style="italic" style:font-name-complex="Mangal1" style:font-size-asian="12pt" style:font-style-asian="italic" style:font-style-complex="italic"/>
    </style:style>
    <style:style style:family="paragraph" style:name="Index" style:parent-style-name="Standard">
      <style:text-properties style:font-name-complex="Mangal1" style:font-size-asian="12pt"/>
    </style:style>
    <style:style style:family="paragraph" style:name="Heading" style:next-style-name="Text_20_body" style:parent-style-name="Standard">
      <style:paragraph-properties fo:margin-bottom="2.12mm" fo:margin-top="4.23mm"/>
      <style:text-properties fo:font-size="14pt" style:font-name="Arial" style:font-name-asian="Microsoft YaHei" style:font-name-complex="Mangal" style:font-size-asian="14pt"/>
    </style:style>
    <style:style style:default-outline-level="2" style:display-name="Heading 2" style:family="paragraph" style:name="Heading_20_2" style:next-style-name="Text_20_body" style:parent-style-name="Heading">
      <style:paragraph-properties/>
      <style:text-properties fo:font-size="14pt" fo:font-style="italic" fo:font-weight="bold" style:font-size-asian="14pt" style:font-style-asian="italic" style:font-style-complex="italic" style:font-weight-asian="bold" style:font-weight-complex="bold"/>
    </style:style>
    <style:style style:default-outline-level="1" style:display-name="Heading 1" style:family="paragraph" style:name="Heading_20_1" style:next-style-name="Text_20_body" style:parent-style-name="Heading">
      <style:paragraph-properties fo:background-color="#ffff00"/>
      <style:text-properties fo:font-weight="bold" style:font-weight-asian="bold" style:font-weight-complex="bold"/>
    </style:style>
    <style:style style:family="paragraph" style:name="List" style:parent-style-name="Text_20_body">
      <style:text-properties style:font-name-complex="Mangal1" style:font-size-asian="12pt"/>
    </style:style>
    <style:style style:family="paragraph" style:name="Signature" style:parent-style-name="Standard">
      <style:paragraph-properties fo:background-color="#3deb3d"/>
    </style:style>
    <style:style style:display-name="Bullet Symbols" style:family="text" style:name="Bullet_20_Symbols" style:parent-style-name="default_character_style">
      <style:text-properties style:font-name="OpenSymbol" style:font-name-asian="OpenSymbol" style:font-name-complex="OpenSymbol"/>
    </style:style>
    <style:style style:display-name="Numbering Symbols" style:family="text" style:name="Numbering_20_Symbols" style:parent-style-name="default_character_style"/>
  </office:styles>
  <office:automatic-styles>
    <style:page-layout style:name="pm1">
      <style:page-layout-properties fo:margin-bottom="20.0mm" fo:margin-left="20.0mm" fo:margin-right="20.0mm" fo:margin-top="20.0mm" fo:page-height="297.0mm" fo:page-width="210.01mm"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102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01</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